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1c1c1c" draw:fill="solid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6cm" svg:height="1.4cm" svg:x="7.2cm" svg:y="7.5cm">
          <text:p text:style-name="P1"><text:span text:style-name="T1">open("/dev/tty", 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" draw:id="id1" draw:layer="layout" svg:width="7cm" svg:height="3cm" svg:x="4.8cm" svg:y="1.7cm">
          <text:p text:style-name="P1"><text:span text:style-name="T1">fork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4.8cm" svg:height="1.2cm" svg:x="1.5cm" svg:y="4.5cm">
          <text:p text:style-name="P2">wait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4.8cm" svg:y1="3.2cm" svg:x2="3.9cm" svg:y2="4.5cm" draw:start-shape="id1" draw:start-glue-point="5" draw:end-shape="id2" draw:end-glue-point="0" svg:d="M4800 3200h-900v1300" svg:viewBox="0 0 901 1301">
          <text:p/>
        </draw:connector>
        <draw:connector draw:style-name="gr2" draw:text-style-name="P2" draw:layer="layout" draw:type="line" svg:x1="8.3cm" svg:y1="4.7cm" svg:x2="10cm" svg:y2="7.5cm" draw:start-shape="id1" draw:start-glue-point="6" draw:end-shape="id3" draw:end-glue-point="0" svg:d="M8300 4700l1700 2800" svg:viewBox="0 0 1701 2801">
          <text:p/>
        </draw:connector>
        <draw:frame draw:style-name="gr3" draw:layer="layout" svg:width="0.953cm" svg:height="0.962cm" svg:x="8.8cm" svg:y="5.2cm">
          <draw:text-box>
            <text:p>0</text:p>
          </draw:text-box>
        </draw:frame>
        <draw:frame draw:style-name="gr4" draw:layer="layout" svg:width="2.995cm" svg:height="0.962cm" svg:x="1.1cm" svg:y="3.3cm">
          <draw:text-box>
            <text:p>child_pid</text:p>
          </draw:text-box>
        </draw:frame>
        <draw:custom-shape draw:style-name="gr1" draw:text-style-name="P1" xml:id="id4" draw:id="id4" draw:layer="layout" svg:width="5.299cm" svg:height="1.601cm" svg:x="7.101cm" svg:y="10.3cm">
          <text:p text:style-name="P1"><text:span text:style-name="T1">open("/dev/tty", 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5" draw:id="id5" draw:layer="layout" svg:width="5.298cm" svg:height="1.502cm" svg:x="7.202cm" svg:y="13.2cm">
          <text:p text:style-name="P1"><text:span text:style-name="T1">open("/dev/tty", 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6" draw:id="id6" draw:layer="layout" svg:width="4.897cm" svg:height="1.403cm" svg:x="7.503cm" svg:y="16.3cm">
          <text:p text:style-name="P1"><text:span text:style-name="T1">exec("/bin/sh"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draw:type="line" svg:x1="10cm" svg:y1="8.9cm" svg:x2="9.75cm" svg:y2="10.3cm" draw:start-shape="id3" draw:start-glue-point="2" draw:end-shape="id4" draw:end-glue-point="0" svg:d="M10000 8900l-250 1400" svg:viewBox="0 0 251 1401">
          <text:p/>
        </draw:connector>
        <draw:connector draw:style-name="gr2" draw:text-style-name="P2" draw:layer="layout" draw:type="line" svg:x1="9.75cm" svg:y1="11.901cm" svg:x2="9.851cm" svg:y2="13.2cm" draw:start-shape="id4" draw:start-glue-point="2" draw:end-shape="id5" draw:end-glue-point="0" svg:d="M9750 11901l101 1299" svg:viewBox="0 0 102 1300">
          <text:p/>
        </draw:connector>
        <draw:connector draw:style-name="gr2" draw:text-style-name="P2" draw:layer="layout" draw:type="line" svg:x1="9.851cm" svg:y1="14.702cm" svg:x2="9.951cm" svg:y2="16.3cm" draw:start-shape="id5" draw:start-glue-point="2" draw:end-shape="id6" draw:end-glue-point="0" svg:d="M9851 14702l100 1598" svg:viewBox="0 0 101 1599">
          <text:p/>
        </draw:connector>
        <draw:custom-shape draw:style-name="gr5" draw:text-style-name="P2" draw:layer="layout" svg:width="6.5cm" svg:height="12.3cm" svg:x="6.9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5cm" svg:height="1.2cm" svg:x="1.6cm" svg:y="6.9cm">
          <text:p text:style-name="P2"><text:span text:style-name="T1">Send WAIT msg to 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3.9cm" svg:y1="5.7cm" svg:x2="3.85cm" svg:y2="6.9cm" draw:start-shape="id2" draw:end-shape="id7" draw:end-glue-point="4" svg:d="M3900 5700l-50 1200" svg:viewBox="0 0 51 1201">
          <text:p/>
        </draw:connector>
        <draw:custom-shape draw:style-name="gr5" draw:text-style-name="P2" draw:layer="layout" svg:width="5cm" svg:height="2.6cm" svg:x="1.4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cm" svg:height="0.763cm" svg:x="1.6cm" svg:y="5.9cm">
          <draw:text-box>
            <text:p text:style-name="P3"><text:span text:style-name="T1">wait.c</text:span></text:p>
          </draw:text-box>
        </draw:frame>
        <draw:custom-shape draw:style-name="gr5" draw:text-style-name="P2" draw:layer="layout" svg:width="11cm" svg:height="4.7cm" svg:x="1.3cm" svg:y="1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69cm" svg:height="0.962cm" svg:x="1.5cm" svg:y="1.3cm">
          <draw:text-box>
            <text:p>main.c</text:p>
          </draw:text-box>
        </draw:frame>
        <draw:custom-shape draw:style-name="gr1" draw:text-style-name="P1" xml:id="id8" draw:id="id8" draw:layer="layout" svg:width="4.5cm" svg:height="1.2cm" svg:x="13.801cm" svg:y="3.001cm">
          <text:p text:style-name="P2"><text:span text:style-name="T1">Send FORK msg to 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8cm" svg:y1="3.2cm" svg:x2="13.801cm" svg:y2="3.601cm" draw:start-shape="id1" draw:start-glue-point="7" draw:end-shape="id8" draw:end-glue-point="5" svg:d="M11800 3200l2001 401" svg:viewBox="0 0 2002 402">
          <text:p/>
        </draw:connector>
        <draw:custom-shape draw:style-name="gr5" draw:text-style-name="P2" draw:layer="layout" svg:width="5cm" svg:height="2.6cm" svg:x="1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62cm" svg:height="0.763cm" svg:x="13.4cm" svg:y="1.801cm">
          <draw:text-box>
            <text:p text:style-name="P3"><text:span text:style-name="T1">fork.c</text:span></text:p>
          </draw:text-box>
        </draw:frame>
        <draw:custom-shape draw:style-name="gr1" draw:text-style-name="P1" xml:id="id9" draw:id="id9" draw:layer="layout" svg:width="5.398cm" svg:height="1.2cm" svg:x="14.202cm" svg:y="7.502cm">
          <text:p text:style-name="P2"><text:span text:style-name="T1">Send OPEN msg to F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2.8cm" svg:y1="8.2cm" svg:x2="14.202cm" svg:y2="8.102cm" draw:start-shape="id3" draw:start-glue-point="1" draw:end-shape="id9" draw:end-glue-point="5" svg:d="M12800 8200l1402-98" svg:viewBox="0 0 1403 99">
          <text:p/>
        </draw:connector>
        <draw:custom-shape draw:style-name="gr5" draw:text-style-name="P2" draw:layer="layout" svg:width="6.1cm" svg:height="2.6cm" svg:x="14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74cm" svg:height="0.763cm" svg:x="14cm" svg:y="5.901cm">
          <draw:text-box>
            <text:p text:style-name="P3"><text:span text:style-name="T1">open.c</text:span></text:p>
          </draw:text-box>
        </draw:frame>
        <draw:custom-shape draw:style-name="gr1" draw:text-style-name="P1" draw:layer="layout" svg:width="5.398cm" svg:height="1.2cm" svg:x="14.202cm" svg:y="16.203cm">
          <text:p text:style-name="P2"><text:span text:style-name="T1">Send EXEC msg to 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0" draw:id="id10" draw:layer="layout" svg:width="6.1cm" svg:height="2.6cm" svg:x="14cm" svg:y="15.3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23cm" svg:height="0.763cm" svg:x="14cm" svg:y="14.602cm">
          <draw:text-box>
            <text:p text:style-name="P3"><text:span text:style-name="T1">exec.c</text:span></text:p>
          </draw:text-box>
        </draw:frame>
        <draw:connector draw:style-name="gr2" draw:text-style-name="P2" draw:layer="layout" draw:type="line" svg:x1="12.4cm" svg:y1="17.001cm" svg:x2="14cm" svg:y2="16.601cm" draw:start-shape="id6" draw:start-glue-point="1" draw:end-shape="id10" draw:end-glue-point="3" svg:d="M12400 17001l1600-400" svg:viewBox="0 0 160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2:38:11.297134400</meta:creation-date>
    <dc:date>2015-08-26T12:56:29.922157324</dc:date>
    <meta:editing-duration>PT12M8S</meta:editing-duration>
    <meta:editing-cycles>6</meta:editing-cycles>
    <meta:generator>LibreOffice/4.2.8.2$Linux_x86 LibreOffice_project/420m0$Build-2</meta:generator>
    <meta:document-statistic meta:object-count="32"/>
  </office:meta>
</office:document-meta>
</file>